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本实验室提出了许多行之有效的代码混淆方法，比如基于3x+1难题的混淆方法，基于异常处理的混淆方法，基于神经网络的混淆方法等。同时也注意到，在代码混淆的实践过程中，混淆点的选择对最终代码保护的效果也有着重要影响。</text:p>
      <text:p text:style-name="P1"><text:tab/>代码混淆的目的是增大逆向工程的难度。在逆向工程中，无论是自动化分析，还是人工手动分析，关注点都是程序的输入数据。比如污点标记符号执行技术，关注的是被打上污点的输入数据及与之相关的代码；而软件破解，关注的是与注册码等相关的软件使用权验证部分代码。因此从攻击者的角度出发，我们需要对攻击者关注的部分进行混淆，从而提高攻击者的攻击难度。</text:p>
      <text:p text:style-name="P1"><text:tab/>通过污点标记技术，对攻击者关注的输入数据进行污点标记，可以追踪记录程序中与污点相关的指令代码，从而在对程序进行混淆保护时有选择性地重点对被污点标记的代码进行保护。同时注意到混淆方法一般安全性高的效率相对较低，效率较高的安全性却稍有下降。通过对污点数据进行人工级别划分，级别较高的用安全性高的混淆方法，级别较低的用效率较高的混淆方法，可以在安全性与效率之间进行合理的平衡。</text:p>
      <text:p text:style-name="P1"><text:tab/>根据上述方法，完成一套针对C语言的混淆点选择参考软件。该软件输入是C代码与被标记为污点的数据源，输出为被标记为污点的可混淆点，从而帮助代码保护者有针对性地对代码进行混淆保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k </meta:initial-creator>
    <meta:creation-date>2015-12-22T19:50:17</meta:creation-date>
    <dc:date>2015-12-22T20:03:41</dc:date>
    <dc:creator>nk </dc:creator>
    <meta:editing-duration>PT11M24S</meta:editing-duration>
    <meta:editing-cycles>12</meta:editing-cycles>
    <meta:generator>LibreOffice/3.5$Linux_X86_64 LibreOffice_project/350m1$Build-2</meta:generator>
    <meta:document-statistic meta:table-count="0" meta:image-count="0" meta:object-count="0" meta:page-count="1" meta:paragraph-count="4" meta:word-count="201" meta:character-count="546" meta:non-whitespace-character-count="580"/>
  </office:meta>
</office:document-meta>
</file>